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underline-style="solid" style:text-underline-width="auto" style:text-underline-color="font-color"/>
    </style:style>
    <style:style style:name="T5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9_3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9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October 1890</text:p>
      <text:p text:style-name="P2">Month<text:tab/><text:tab/><text:tab/><text:tab/><text:tab/><text:tab/>October</text:p>
      <text:p text:style-name="P2">Year<text:tab/><text:tab/><text:tab/><text:tab/><text:tab/><text:tab/>1890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Russia; Education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Baron de Hirsch</text:p>
      <text:p text:style-name="P2">Additional Places mentioned: Russia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Letterhead]</text:p>
      <text:p text:style-name="P4">S. MORAIS,/</text:p>
      <text:p text:style-name="P4">546 N. Fifth St./</text:p>
      <text:p text:style-name="P5">Philadelphia, October(/)90/</text:p>
      <text:p text:style-name="P4"/>
      <text:p text:style-name="P4">[Front Cover]</text:p>
      <text:p text:style-name="P4">[Note: The number "97" is written in pencil and circled in the top right corner of the page.]</text:p>
      <text:p text:style-name="P4"/>
      <text:p text:style-name="P6">A sequel to the lecture on/</text:p>
      <text:p text:style-name="P6">Russia and education/</text:p>
      <text:p text:style-name="P6"/>
      <text:p text:style-name="P4">[Page 1]</text:p>
      <text:p text:style-name="P4">Brethren./</text:p>
      <text:p text:style-name="P4">Whatever wrongs misguided anarchists of Jewish birth/ and Russian nationality may have lately perpetrated elsewhere/ to grieve observant Israelites, here they refrained from/ causing vexations. <text:s/>Last year they would have heinously/ offended, had they not been foiled in the wicked at-/-tempt. <text:s/>This year they had contemplated renewing/ the intended insult to the Hebrew community, on our/ most solemn day. <text:s/>I heard with deep mortification/ that a few among those in whose behalf I made stre-/-nuous contributions of a noble-hearted friend, were num-/-bered with the unrighteous ones, who sought to outra-/-geously desecrate the day of atonement. <text:s/>But I let/ my displeasure be manifested in time to prevent the im-/-pious act, and felt relieved. <text:s/>My reference to/ that distasteful circumstance is merely by <text:soft-page-break/>way of a/ sequel to some remarks which I offered on the first/ day of the present festival. <text:s/>I said that we cannot/ overrate the difficulties which we must prepare/</text:p>
      <text:p text:style-name="P4"/>
      <text:p text:style-name="P4">[Page 2]</text:p>
      <text:p text:style-name="P4">ourselves to meet in the event of an unprecedently[sic!] vast/ immigration from Russia. <text:s/>I stated that while ex-/-perience tells on one hand that <text:span text:style-name="T1">we</text:span><text:span text:style-name="T3"> persons entertaining/ subversive notions on social government will provokingly/ face us, on the other we shall find individuals lacking/ a proper understanding of our religious duties, and of/ what constitutes worship. <text:s/>Of the latter deficiency/ we have too palpable a proof among those already/ established in our cities; more particularly and pain-/-fully we receive that proof during the solemn days/ which preceded this festival. <text:s/>With profound/ humiliation have I noticed in secular journals reports/ of a behavior in places meant to be devoted to/ the service of Israel's God, instances which must shock any/ sensible Israelite, and scandalize the community/ at large. <text:s/>In New Jersey, some difference be-/-tween the reader at the sacred desk, and an official/ of the Congregation, ended in a brawl, which would/ not have been tolerated at a gathering of habitual/ [?]. <text:s/>A reprehensible conduct of a similar/ character was exhibited in the Southern section of/ Philadelphia in some of the assemblages, which/</text:span></text:p>
      <text:p text:style-name="P7"/>
      <text:p text:style-name="P7">[Page 3]</text:p>
      <text:p text:style-name="P7">unhappily abound greatly to our disrepute during Rosh Hashanah/ and Kippur and are improvised for the occasion as/ means of economising expenses in religion. <text:s/>For, a/ mere trifle will secure a seat where some ill qualified/ persons chant a ritual which is beyond their compre-/-hension. <text:s/>But to cap the climax of shame, a few/ days ago our Common Pleas Court witnessed the debasing/ scene of one Levi, lodging complaints against the Pre-/-sident of his Congregation and asking Judge Ellison/ that an injunction be issued to restrain that officer/ from interfering with the plaintiff's right to attend/ the services at the synagogue. <text:s/>In conversation/ with a Rabbi, whose preaching is supposed to be/ devoted to the improvement of his countrymen,/ I protested against holding convocations ostensibly in/ obedience to the Lord, but which are in offence to/ the Lord and to Moses His servant. <text:s/>I urged/ that Reform is imperatively needed, a reform which/ will imbue foreign Jews with a sense of dignity/ </text:p>
      <text:p text:style-name="P7"/>
      <text:p text:style-name="P7">[Page 4]</text:p>
      <text:p text:style-name="P4"><text:span text:style-name="T3">of the worship. <text:s/>I recommended less [?] and/ quivering for effect, and more decorum, as a savory/ offering to God, whose inspired psalmist taught us/ to bow in reverence before His holy oracle [Hebrew]/ But Rabbis of the Russian stamp in America, are evi-/-dently powerless. <text:s/>They have sadly failed to work out last-/-ing benefits in New York, where the field of operations/ calls for unremitting labors, and they will fail every-/-where among us to arouse their compatriots senti-/-ments of devotional awe. <text:s/>Meanwhile </text:span><text:span text:style-name="T1">for</text:span><text:span text:style-name="T3"> because of that and/ for numerous other reasons the honor of the respectable/ portion of the Jewish community is imperilled[sic!]./ <text:s/>We owe it then to ourselves to go in quest of the/ means of self-defence[sic!]. <text:s/>It is not selfishness/ that I recommend. <text:s/>To be sure, nothing can be more/ precious to us than the honor of Israel. <text:s/>To prevent that/ name being dragged into the pit of disgrace is our/ bounden duty. <text:s/>But a still higher motive should im-/-pel us to strong exertions--humanity. <text:s/>Those that/ may soon crowd our city are fellow creatures who have/ suffered what an American, born and reared in freedom,/ shudders at, but a greater claim on our humanity/</text:span></text:p>
      <text:p text:style-name="P7"/>
      <text:p text:style-name="P7">[Page 5]</text:p>
      <text:p text:style-name="P4"><text:span text:style-name="T3">they have in the fact that they have suffered thus/ because they refuse to forswear their allegiance to/ the God we adore. <text:s/>Nor does the latest document from/ our Secretary of State throw </text:span><text:span text:style-name="T1">a</text:span><text:span text:style-name="T3"> less lurid light on/ the exceptional condition of our brethren under the Czar./ <text:s/>It sounds as a mockery of sorrows and woes to hear/ "that the Russian government does not contemplate/ any change form the present </text:span><text:span text:style-name="T4">lenient</text:span><text:span text:style-name="T5"> enforcement/ of the Jewish edicts of 1882," when it is immediately/ after admitted "that the general </text:span><text:soft-page-break/><text:span text:style-name="T5">legislation in regard/ to Hebrews in Russia, if applied, would be of an/ oppressive character." <text:s/>It is that general legis-/-lation carried out by irresponsible governors and their subor-/-dinates and weighing brushingly upon men, wo-/-men and children of our faith, that makes them/ flee to our shores as from a raging fire. <text:s/>Were/ they willing to abjure the faith, exchanging the Syna-/-gogue for the Greek Chapel, public </text:span><text:span text:style-name="T2">sho</text:span><text:span text:style-name="T5"> schools and/ universities would be opened to them, promotions in ci-/-vil and military positions might be secured, and the/ right to own property and bequeath it would be/ theirs. <text:s/>In our Union of States those immunities/</text:span></text:p>
      <text:p text:style-name="P8"/>
      <text:p text:style-name="P8">[Page 6]</text:p>
      <text:p text:style-name="P4"><text:span text:style-name="T5">are the badge of every human being. <text:s/>Let us help/ our foreign coreligionists to become worthy of the fran-/-chises belonging to the free. <text:s/>With the elderly among/ the new comers we can hope to accomplish little or/ nothing. <text:s/>Their mode of thinking, and their habits, years/ and surroundings have made a second nature, but the/ young we must take under our watchful supervision</text:span><text:span text:style-name="T2">s</text:span><text:span text:style-name="T5">,/ and that we must do at their earliest age, in order to/ shape their thoughts and their manners aright, never/ relinquishing them till the years of maturity find/ them noble representatives of Judaism and of liberty./ <text:s/>Education must be the agency we shall sedulously/ employ. <text:s/>It was on the festival of Tabernacles/ two years ago that I introduced the subject of a school/ of vast dimensions in a locality, where the majority/ of Jews from Northern Europe have taken up their homes./ <text:s/>Since then, I have dwelt at different intervals upon the/ pressing necessity for a building to draw in the young among/ the lowly and afford them varied instruction. <text:s/>I would/ weary my hearers by an often repeated description of/ the character of that school; how from object teaching/ in its primitive state to the knowledge of skilful/</text:span></text:p>
      <text:p text:style-name="P4"><text:span text:style-name="T5"/></text:p>
      <text:p text:style-name="P4"><text:span text:style-name="T5">[Page 7]</text:span></text:p>
      <text:p text:style-name="P4"><text:span text:style-name="T5">handicraft, from the </text:span><text:span text:style-name="T2">knowledge</text:span><text:span text:style-name="T5"> Hebrew and English alphabet to a correct understanding of our language/ of prayer and the vernacular, the pupils should rise stage/ by stage, and grow in usefulness and in a sense of/ self dependence and respect. <text:s/>But I may be/ allowed to say that the tardiness shown here in res-/-ponding to my appeal, led me to seek other chan-/-nels whence to derive the needful means. <text:s/>A long/ and at times hopeful correspondence with some of the/ confidants of Baron de Hirsch was opened, and I have /reasons to believe that had not the philanthropist de-/-cided to make a large remittance annually to/ America for educational purposes, my pleading in/ behalf of the comprehensive school I projected would/ have proved successful. <text:s/>My eager wish now/ is to see the edifice rise in its vast proportions on/ the spot already purchased, and to receive the assurance/ that the design of the munificent donor of one hundred/ and twenty thousand dollars a year, will be carried/ out by devoting a considerable portion of his rich/ grant to the maintenance of the mind</text:span><text:span text:style-name="T2">ing</text:span><text:span text:style-name="T5"> broadening/ institution, destined to honor Philadelphia and Judaism./</text:span></text:p>
      <text:p text:style-name="P4"><text:span text:style-name="T5"/></text:p>
      <text:p text:style-name="P4"><text:span text:style-name="T5">[Page 8]</text:span></text:p>
      <text:p text:style-name="P4"><text:span text:style-name="T5">But </text:span><text:span text:style-name="T2">with my</text:span><text:span text:style-name="T5"> to that earnest wish is added an ardent pra-/-yer of God's approval of generous acts proceeding/ from my wealthy coreligionists of Philadelphia. <text:s/>The/ structure will not speedily tower high nor be ours in/ all reality, unless free will offerings swell the sum/ gathered that far for the noble undertaking. <text:s/>What/ glory to our men and women who possess what exceeds/ by far their own needs, to say: we have set an immoveable/ basis a school which will </text:span><text:span text:style-name="T2">fo</text:span><text:span text:style-name="T5"> improve the generation/ we live in, and generations yet unborn. <text:s/>Our names/ shall remain a blessing for ever upon earth, and our charity/ will gain the approval of our God in heaven. <text:s/>And/ may "He who giveth to the faint strength, and to/ the powerless He imparteth fresh power," endow me/ with the capacity to help in a work preeminently/ civilizing and most practically advancing the cause/ of religio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8-21T14:36:09.21</meta:creation-date>
    <dc:date>2012-08-22T11:52:46.18</dc:date>
    <dc:creator>Penn Libraries</dc:creator>
    <meta:editing-duration>PT01H24M54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4" meta:paragraph-count="85" meta:word-count="1646" meta:character-count="10299"/>
  </office:meta>
</office:document-meta>
</file>